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text-properties style:font-name="Cambria" fo:font-weight="bold" style:font-name-asian="Times New Roman1" style:font-weight-asian="bold" style:font-name-complex="Times New Roman1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3cm" svg:height="0.82cm" draw:z-index="0"><draw:image xlink:href="../../odt/images/0116.png" xlink:type="simple" xlink:show="embed" xlink:actuate="onLoad"/></draw:frame></text:p>
          </table:table-cell>
          <table:table-cell table:style-name="Table1.B1" office:value-type="string">
            <text:h text:style-name="P4" text:outline-level="1">Импорт данных из файла обмен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1cm" svg:height="1.24cm" draw:z-index="1"><draw:image xlink:href="../../odt/images/0116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назначен для считывания данных из бинарного файла обмена. Считывание производится с заданным шагом. Количество считываемых сигналов равно сумме размерностей выходов.</text:p>
            <text:p text:style-name="P6"><text:span text:style-name="T1">Формат</text:span> файла обмена следующий:</text:p>
            <text:p text:style-name="P6">[количество данных N – int32][значение 1 – real 8]….[значение N – real 8]</text:p>
            <text:p text:style-name="P8"/>
            <text:p text:style-name="P6"><text:span text:style-name="T1">Свойства</text:span> блока:</text:p>
            <text:list xml:id="list7214221475238003725" text:style-name="L1">
              <text:list-item>
                <text:p text:style-name="P7">Массив размерностей выходов – размерности <text:span text:style-name="T2">выходов</text:span> блока.</text:p>
              </text:list-item>
              <text:list-item>
                <text:p text:style-name="P7">Массив начальных значений выходов – значения выходов при t=0 если свойство «Начальное состояние = Из массива».</text:p>
              </text:list-item>
              <text:list-item>
                <text:p text:style-name="P7">Файл импортируемых данных – относительный путь к файлу обмена данными.</text:p>
              </text:list-item>
              <text:list-item>
                <text:p text:style-name="P7">Синхронизировать обмен данными – если флаг стоит «Да», то блок автоматически производит задержку расчёта, если количество данных в файле обмена = 0. После считывания данный блок запишет в файл обмена количество данных = 0.</text:p>
              </text:list-item>
              <text:list-item>
                <text:p text:style-name="P7">Шаг обмена данными – шаг с которым производится считывание данных из файла обмена.</text:p>
              </text:list-item>
              <text:list-item>
                <text:p text:style-name="P7">Останов по флагу в файле обмена – если флаг стоит «Да», то блок автоматически производит остановку расчёта, если количество данных в файле обмена &lt; 0.</text:p>
              </text:list-item>
              <text:list-item>
                <text:p text:style-name="P7">Начальное состояние – флаг, указывающий откуда необходимо брать начальные значения выходов блока.</text:p>
              </text:list-item>
              <text:list-item>
                <text:p text:style-name="P7">Интервал ожидания – интервал задержки в миллисекундах при синхронизации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орт данных из файла обмена</dc:title>
    <dc:date>2014-12-01T17:26:44.17</dc:date>
    <meta:generator>OpenOffice/4.1.1$Win32 OpenOffice.org_project/411m6$Build-9775</meta:generator>
    <meta:editing-duration>PT6H27M58S</meta:editing-duration>
    <meta:editing-cycles>140</meta:editing-cycles>
    <meta:document-statistic meta:table-count="1" meta:image-count="2" meta:object-count="0" meta:page-count="1" meta:paragraph-count="18" meta:word-count="187" meta:character-count="1229"/>
    <meta:user-defined meta:name="Поле 1"/>
    <meta:user-defined meta:name="Поле 2"/>
    <meta:user-defined meta:name="Поле 3"/>
    <meta:user-defined meta:name="Поле 4"/>
  </office:meta>
</office:document-meta>
</file>